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C04000008049079C999.gif"/>
  <manifest:file-entry manifest:media-type="image/gif" manifest:full-path="Pictures/1000020000000190000000F38CC443B0.gif"/>
  <manifest:file-entry manifest:media-type="image/gif" manifest:full-path="Pictures/1000000000000C360000090ECA1E27D2.gif"/>
  <manifest:file-entry manifest:media-type="image/gif" manifest:full-path="Pictures/1000000000000633000008656C25F78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9cm" svg:height="27.102cm" draw:transform="rotate (1.5707963267946) translate (1.598cm 20cm)">
          <draw:image xlink:href="Pictures/1000000000000633000008656C25F78A.gif" xlink:type="simple" xlink:show="embed" xlink:actuate="onLoad">
            <text:p/>
          </draw:image>
        </draw:frame>
        <draw:frame draw:style-name="gr1" draw:text-style-name="P1" draw:layer="layout" svg:width="3.997cm" svg:height="2.428cm" draw:transform="rotate (1.5707963267946) translate (1.072cm 20cm)">
          <draw:image xlink:href="Pictures/1000020000000190000000F38CC443B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27.699cm" svg:height="18.477cm" svg:x="1.089cm" svg:y="1.344cm">
          <draw:image xlink:href="Pictures/1000000000000C04000008049079C999.gif" xlink:type="simple" xlink:show="embed" xlink:actuate="onLoad">
            <text:p/>
          </draw:image>
        </draw:frame>
        <draw:frame draw:style-name="gr1" draw:text-style-name="P1" draw:layer="layout" svg:width="3.997cm" svg:height="2.428cm" svg:x="9cm" svg:y="1cm">
          <draw:image xlink:href="Pictures/1000020000000190000000F38CC443B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25.622cm" svg:height="18.999cm" svg:x="3cm" svg:y="1.001cm">
          <draw:image xlink:href="Pictures/1000000000000C360000090ECA1E27D2.gif" xlink:type="simple" xlink:show="embed" xlink:actuate="onLoad">
            <text:p/>
          </draw:image>
        </draw:frame>
        <draw:frame draw:style-name="gr1" draw:text-style-name="P1" draw:layer="layout" svg:width="3.997cm" svg:height="2.428cm" svg:x="9.001cm" svg:y="1cm">
          <draw:image xlink:href="Pictures/1000020000000190000000F38CC443B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4.199cm" svg:x="2.97cm" svg:y="4.147cm" draw:page-number="1"/>
      <draw:page-thumbnail draw:layer="backgroundobjects" svg:width="5.939cm" svg:height="4.199cm" svg:x="11.88cm" svg:y="4.147cm"/>
      <draw:page-thumbnail draw:layer="backgroundobjects" svg:width="5.939cm" svg:height="4.199cm" svg:x="20.79cm" svg:y="4.147cm"/>
      <draw:page-thumbnail draw:layer="backgroundobjects" svg:width="5.939cm" svg:height="4.199cm" svg:x="2.97cm" svg:y="12.652cm"/>
      <draw:page-thumbnail draw:layer="backgroundobjects" svg:width="5.939cm" svg:height="4.199cm" svg:x="11.88cm" svg:y="12.652cm"/>
      <draw:page-thumbnail draw:layer="backgroundobjects" svg:width="5.939cm" svg:height="4.199cm" svg:x="20.79cm" svg:y="12.652cm"/>
    </style:handout-master>
    <style:master-page style:name="Standard" style:page-layout-name="PM1" draw:style-name="dp1">
      <draw:frame presentation:style-name="Standard-title" draw:layer="backgroundobjects" svg:width="24.929cm" svg:height="3.172cm" svg:x="2.384cm" svg:y="1.755cm" presentation:class="title" presentation:placeholder="true">
        <draw:text-box/>
      </draw:frame>
      <draw:frame presentation:style-name="Standard-outline1" draw:layer="backgroundobjects" svg:width="24.929cm" svg:height="12.539cm" svg:x="2.384cm" svg:y="5.445cm" presentation:class="outline" presentation:placeholder="true">
        <draw:text-box/>
      </draw:frame>
      <draw:frame presentation:style-name="pr1" draw:text-style-name="P1" draw:layer="backgroundobjects" svg:width="6.453cm" svg:height="1.309cm" svg:x="2.384cm" svg:y="18.307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78cm" svg:height="1.309cm" svg:x="10.472cm" svg:y="18.307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453cm" svg:height="1.309cm" svg:x="20.858cm" svg:y="18.307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3-05T13:25:21</meta:creation-date>
    <dc:date>2009-03-05T14:22:42</dc:date>
    <meta:editing-cycles>3</meta:editing-cycles>
    <meta:editing-duration>PT9M32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